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096d1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96d1b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96d1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5"/><text:span text:style-name="T4"><text:s text:c="6"/></text:span><text:span text:style-name="T5">Paytm</text:span></text:p>
      <text:p text:style-name="Standard"/>
      <text:p text:style-name="Standard"/>
      <text:p text:style-name="Standard"/>
      <text:p text:style-name="Standard">Design a database schema for a banking app using the E-R model and design tables accordingly using the relationship model. The necessary information is given below :<text:line-break/><text:line-break/>Entities : Accounts, Customer, Branches<text:line-break/>Each customer must have an account. Joint accounts are allowed.<text:line-break/>A customer can have multiple accounts in different branch, but not in same branch.<text:line-break/>A branch can have many accounts.<text:line-break/><text:line-break/>Assume columns accordingly and mention primary keys, weak and strong ent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00:51:29.753629320</meta:creation-date>
    <dc:date>2020-03-04T00:54:30.086196508</dc:date>
    <meta:editing-duration>PT3M1S</meta:editing-duration>
    <meta:editing-cycles>1</meta:editing-cycles>
    <meta:document-statistic meta:table-count="0" meta:image-count="0" meta:object-count="0" meta:page-count="1" meta:paragraph-count="2" meta:word-count="74" meta:character-count="522" meta:non-whitespace-character-count="397"/>
    <meta:generator>LibreOffice/6.0.7.3$Linux_X86_64 LibreOffice_project/00m0$Build-3</meta:generator>
  </office:meta>
</office:document-meta>
</file>